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201" officeooo:paragraph-rsid="001d9201"/>
    </style:style>
    <style:style style:name="P2" style:family="paragraph" style:parent-style-name="Standard">
      <style:text-properties officeooo:paragraph-rsid="001d9201"/>
    </style:style>
    <style:style style:name="P3" style:family="paragraph" style:parent-style-name="Standard">
      <style:text-properties officeooo:rsid="0020681d" officeooo:paragraph-rsid="0020681d"/>
    </style:style>
    <style:style style:name="T1" style:family="text">
      <style:text-properties officeooo:rsid="001d9201"/>
    </style:style>
    <style:style style:name="T2" style:family="text">
      <style:text-properties officeooo:rsid="002068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</text:p>
      <text:p text:style-name="P1">1. Are certain destinations more popular in certain months?</text:p>
      <text:p text:style-name="P1">2. Are people more likely to spend a particular amount of time at different cities? (possibly longer at cheaper destinations)</text:p>
      <text:p text:style-name="P1">3. Are particular cities likely to be visited tog<text:span text:style-name="T2">e</text:span>ther?</text:p>
      <text:p text:style-name="P1">4. Are particular cities likely to be visited after others?</text:p>
      <text:p text:style-name="P1">5.Do people using particular devices book more to particular cities?</text:p>
      <text:p text:style-name="P2"><text:span text:style-name="T1">6.Do people using particular affiliates book more to particular cities?</text:span></text:p>
      <text:p text:style-name="P1">7.Do people from particular countries visit particular cities more often?</text:p>
      <text:p text:style-name="P1">8. Is it suitable to suggest the most popular cities if all else fails?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1:29:40.776493581</meta:creation-date>
    <dc:date>2021-01-17T14:05:02.788907010</dc:date>
    <meta:editing-duration>PT2H25M1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93" meta:character-count="590" meta:non-whitespace-character-count="506"/>
  </office:meta>
</office:document-meta>
</file>